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fo:font-size="18pt" fo:language="ru" fo:country="RU" fo:font-weight="bold" officeooo:rsid="00499e4a" officeooo:paragraph-rsid="00499e4a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language="ru" fo:country="RU" fo:font-weight="normal" officeooo:rsid="002c1e7b" officeooo:paragraph-rsid="002c1e7b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/>
      <style:text-properties fo:font-size="18pt" fo:language="ru" fo:country="RU" fo:font-weight="normal" officeooo:rsid="00499e4a" officeooo:paragraph-rsid="00499e4a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language="ru" fo:country="RU" fo:font-weight="normal" officeooo:rsid="0027f67a" officeooo:paragraph-rsid="0027f67a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language="ru" fo:country="RU" fo:font-weight="normal" officeooo:rsid="0027f67a" officeooo:paragraph-rsid="0027f67a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bold" officeooo:rsid="001dd493" officeooo:paragraph-rsid="002f38c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/>
      <style:text-properties fo:font-size="14pt" fo:language="ru" fo:country="RU" fo:font-weight="bold" officeooo:rsid="00499e4a" officeooo:paragraph-rsid="00499e4a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72d38" officeooo:paragraph-rsid="00572d38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dd493" officeooo:paragraph-rsid="001dd49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d280" officeooo:paragraph-rsid="0027f67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f38c4" officeooo:paragraph-rsid="002f38c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4f83b" officeooo:paragraph-rsid="0034f83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6823e" officeooo:paragraph-rsid="0036823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72d38" officeooo:paragraph-rsid="00572d3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7f67a" officeooo:paragraph-rsid="0027f67a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92798" officeooo:paragraph-rsid="00592798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officeooo:paragraph-rsid="0037f2bb" style:font-size-asian="14pt" style:font-size-complex="14pt"/>
    </style:style>
    <style:style style:name="P24" style:family="paragraph" style:parent-style-name="Standard">
      <style:paragraph-properties fo:line-height="100%" fo:text-align="start" style:justify-single-word="false"/>
      <style:text-properties fo:font-size="14pt" officeooo:rsid="002e3623" officeooo:paragraph-rsid="002e3623" style:font-size-asian="14pt" style:font-size-complex="14pt"/>
    </style:style>
    <style:style style:name="P25" style:family="paragraph" style:parent-style-name="Standard">
      <style:paragraph-properties fo:line-height="100%" fo:text-align="start" style:justify-single-word="false"/>
      <style:text-properties fo:font-size="14pt" fo:font-weight="bold" officeooo:rsid="002e3623" officeooo:paragraph-rsid="002e3623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399b40" officeooo:paragraph-rsid="00399b40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416d4c" officeooo:paragraph-rsid="00416d4c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41ea1b" officeooo:paragraph-rsid="0041ea1b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453c8f" officeooo:paragraph-rsid="00453c8f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fo:font-size="14pt" fo:font-weight="normal" officeooo:rsid="002ef7df" officeooo:paragraph-rsid="002ef7d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fo:font-size="14pt" fo:font-weight="normal" officeooo:rsid="002f38c4" officeooo:paragraph-rsid="002f38c4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397500" officeooo:paragraph-rsid="00397500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41ea1b" officeooo:paragraph-rsid="0041ea1b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43c8f7" officeooo:paragraph-rsid="0043c8f7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44a598" officeooo:paragraph-rsid="0044a598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font-weight="normal" officeooo:rsid="00453c8f" officeooo:paragraph-rsid="00453c8f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officeooo:rsid="00416d4c" officeooo:paragraph-rsid="00416d4c" style:font-size-asian="12.25pt" style:font-size-complex="14pt"/>
    </style:style>
    <style:style style:name="P38" style:family="paragraph" style:parent-style-name="Standard">
      <style:paragraph-properties fo:line-height="100%" fo:text-align="start" style:justify-single-word="false"/>
      <style:text-properties fo:font-weight="bold" officeooo:paragraph-rsid="002cb035" style:font-weight-asian="bold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officeooo:paragraph-rsid="002e3623"/>
    </style:style>
    <style:style style:name="P40" style:family="paragraph" style:parent-style-name="Standard">
      <style:paragraph-properties fo:text-align="center" style:justify-single-word="false"/>
      <style:text-properties fo:color="#3465a4" loext:opacity="100%" fo:font-size="18pt" fo:language="ru" fo:country="RU" fo:font-weight="normal" officeooo:rsid="002c1e7b" officeooo:paragraph-rsid="002c1e7b" style:font-size-asian="15.75pt" style:font-weight-asian="normal" style:font-size-complex="18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3465a4" loext:opacity="100%" fo:font-weight="normal" officeooo:paragraph-rsid="002c1e7b" style:font-weight-asian="normal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officeooo:rsid="002cb035" officeooo:paragraph-rsid="002cb035"/>
    </style:style>
    <style:style style:name="P43" style:family="paragraph" style:parent-style-name="Standard">
      <style:paragraph-properties fo:text-align="start" style:justify-single-word="false"/>
      <style:text-properties officeooo:rsid="003ace3e" officeooo:paragraph-rsid="003ace3e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1dd493" officeooo:paragraph-rsid="001dd493" style:font-size-asian="12.25pt" style:font-weight-asian="normal" style:font-size-complex="14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563aae" officeooo:paragraph-rsid="00563aae" style:font-size-asian="12.25pt" style:font-weight-asian="normal" style:font-size-complex="14pt" style:font-weight-complex="normal"/>
    </style:style>
    <style:style style:name="P5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63aae" officeooo:paragraph-rsid="00563aae" style:font-size-asian="12.25pt" style:font-weight-asian="normal" style:font-size-complex="14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5e30db" officeooo:paragraph-rsid="005e30db" style:font-size-asian="12.25pt" style:font-weight-asian="normal" style:font-size-complex="14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71921" officeooo:paragraph-rsid="00271921" style:font-size-asian="12.25pt" style:font-weight-asian="normal" style:font-size-complex="14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7f67a" officeooo:paragraph-rsid="0027f67a" style:font-size-asian="12.25pt" style:font-weight-asian="normal" style:font-size-complex="14pt" style:font-weight-complex="normal"/>
    </style:style>
    <style:style style:name="P55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2.25pt" style:font-weight-asian="normal" style:font-size-complex="14pt" style:font-weight-complex="normal"/>
    </style:style>
    <style:style style:name="P56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2.25pt" style:font-weight-asian="normal" style:font-size-complex="14pt" style:font-weight-complex="normal"/>
    </style:style>
    <style:style style:name="P57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2f38c4" officeooo:paragraph-rsid="002f38c4" style:font-size-asian="12.25pt" style:font-weight-asian="normal" style:font-size-complex="14pt" style:font-weight-complex="normal"/>
    </style:style>
    <style:style style:name="P58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0ddd4" officeooo:paragraph-rsid="0030ddd4" style:font-size-asian="12.25pt" style:font-weight-asian="normal" style:font-size-complex="14pt" style:font-weight-complex="normal"/>
    </style:style>
    <style:style style:name="P5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2c35f" officeooo:paragraph-rsid="0032c35f" style:font-size-asian="12.25pt" style:font-weight-asian="normal" style:font-size-complex="14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4f83b" officeooo:paragraph-rsid="0034f83b" style:font-size-asian="12.25pt" style:font-weight-asian="normal" style:font-size-complex="14pt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33d56" officeooo:paragraph-rsid="00333d56" style:font-size-asian="12.25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6823e" officeooo:paragraph-rsid="0036823e" style:font-size-asian="12.25pt" style:font-weight-asian="normal" style:font-size-complex="14pt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01c3a" officeooo:paragraph-rsid="00401c3a" style:font-size-asian="12.25pt" style:font-weight-asian="normal" style:font-size-complex="14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1ea1b" officeooo:paragraph-rsid="0041ea1b" style:font-size-asian="12.25pt" style:font-weight-asian="normal" style:font-size-complex="14pt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3c8f7" officeooo:paragraph-rsid="0043c8f7" style:font-size-asian="12.25pt" style:font-weight-asian="normal" style:font-size-complex="14pt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4a598" officeooo:paragraph-rsid="0044a598" style:font-size-asian="12.25pt" style:font-weight-asian="normal" style:font-size-complex="14pt" style:font-weight-complex="normal"/>
    </style:style>
    <style:style style:name="P67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6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6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efdc5" officeooo:paragraph-rsid="004efdc5" style:font-size-asian="12.25pt" style:font-weight-asian="normal" style:font-size-complex="14pt" style:font-weight-complex="normal"/>
    </style:style>
    <style:style style:name="P70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f16c9" officeooo:paragraph-rsid="004f16c9" style:font-size-asian="12.25pt" style:font-weight-asian="normal" style:font-size-complex="14pt" style:font-weight-complex="normal"/>
    </style:style>
    <style:style style:name="P7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0f4fe" officeooo:paragraph-rsid="0050f4fe" style:font-size-asian="12.25pt" style:font-weight-asian="normal" style:font-size-complex="14pt" style:font-weight-complex="normal"/>
    </style:style>
    <style:style style:name="P7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3afd0" officeooo:paragraph-rsid="0053afd0" style:font-size-asian="12.25pt" style:font-weight-asian="normal" style:font-size-complex="14pt" style:font-weight-complex="normal"/>
    </style:style>
    <style:style style:name="P7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58b1a" style:font-size-asian="12.25pt" style:font-weight-asian="normal" style:font-size-complex="14pt" style:font-weight-complex="normal"/>
    </style:style>
    <style:style style:name="P7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63aae" style:font-size-asian="12.25pt" style:font-weight-asian="normal" style:font-size-complex="14pt" style:font-weight-complex="normal"/>
    </style:style>
    <style:style style:name="P7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72d38" officeooo:paragraph-rsid="00572d38" style:font-size-asian="12.25pt" style:font-weight-asian="normal" style:font-size-complex="14pt" style:font-weight-complex="normal"/>
    </style:style>
    <style:style style:name="P7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92798" officeooo:paragraph-rsid="00592798" style:font-size-asian="12.25pt" style:font-weight-asian="normal" style:font-size-complex="14pt" style:font-weight-complex="normal"/>
    </style:style>
    <style:style style:name="P77" style:family="paragraph" style:parent-style-name="Standard" style:list-style-name="L9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99e4a" officeooo:paragraph-rsid="00499e4a" style:font-size-asian="12.25pt" style:font-weight-asian="normal" style:font-size-complex="14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86da6" officeooo:paragraph-rsid="00286da6" fo:background-color="#77bc65" style:font-size-asian="12.25pt" style:font-weight-asian="normal" style:font-size-complex="14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40c09" officeooo:paragraph-rsid="00240c09" fo:background-color="#77bc65" style:font-size-asian="12.25pt" style:font-weight-asian="normal" style:font-size-complex="14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40c09" officeooo:paragraph-rsid="00240c09" fo:background-color="#77bc65" style:font-size-asian="14pt" style:font-weight-asian="normal" style:font-size-complex="14pt" style:font-weight-complex="normal"/>
    </style:style>
    <style:style style:name="P81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4pt" style:font-weight-asian="normal" style:font-size-complex="14pt" style:font-weight-complex="normal"/>
    </style:style>
    <style:style style:name="P82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4pt" style:font-weight-asian="normal" style:font-size-complex="14pt" style:font-weight-complex="normal"/>
    </style:style>
    <style:style style:name="P83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f7df" officeooo:paragraph-rsid="002ef7df" style:font-size-asian="14pt" style:font-weight-asian="normal" style:font-size-complex="14pt" style:font-weight-complex="normal"/>
    </style:style>
    <style:style style:name="P84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34f83b" officeooo:paragraph-rsid="0034f83b" style:font-size-asian="14pt" style:font-weight-asian="normal" style:font-size-complex="14pt" style:font-weight-complex="normal"/>
    </style:style>
    <style:style style:name="P85" style:family="paragraph" style:parent-style-name="Standard" style:list-style-name="L7">
      <style:paragraph-properties fo:line-height="100%" fo:text-align="start" style:justify-single-word="false"/>
      <style:text-properties fo:font-size="14pt" fo:language="ru" fo:country="RU" fo:font-weight="normal" officeooo:rsid="0034f83b" officeooo:paragraph-rsid="00373fa7" style:font-size-asian="14pt" style:font-weight-asian="normal" style:font-size-complex="14pt" style:font-weight-complex="normal"/>
    </style:style>
    <style:style style:name="P86" style:family="paragraph" style:parent-style-name="Standard" style:list-style-name="L8">
      <style:paragraph-properties fo:line-height="100%" fo:text-align="start" style:justify-single-word="false"/>
      <style:text-properties fo:font-size="14pt" fo:language="ru" fo:country="RU" fo:font-weight="normal" officeooo:rsid="0034f83b" officeooo:paragraph-rsid="00373fa7" style:font-size-asian="14pt" style:font-weight-asian="normal" style:font-size-complex="14pt" style:font-weight-complex="normal"/>
    </style:style>
    <style:style style:name="P87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f38c4" officeooo:paragraph-rsid="002f38c4" style:font-size-asian="14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7500" officeooo:paragraph-rsid="00397500" style:font-size-asian="14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9b40" officeooo:paragraph-rsid="00399b40" style:font-size-asian="14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4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9b40" officeooo:paragraph-rsid="00399b40" fo:background-color="#ffff00" style:font-size-asian="14pt" style:font-weight-asian="normal" style:font-size-complex="14pt" style:font-weight-complex="normal"/>
    </style:style>
    <style:style style:name="P9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3c8f7" officeooo:paragraph-rsid="0043c8f7" fo:background-color="#ffff00" style:font-size-asian="12.25pt" style:font-weight-asian="normal" style:font-size-complex="14pt" style:font-weight-complex="normal"/>
    </style:style>
    <style:style style:name="P9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fo:background-color="#ffff00" style:font-size-asian="12.25pt" style:font-weight-asian="normal" style:font-size-complex="14pt" style:font-weight-complex="normal"/>
    </style:style>
    <style:style style:name="P9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efdc5" officeooo:paragraph-rsid="004efdc5" fo:background-color="#ffff00" style:font-size-asian="12.25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63aae" officeooo:paragraph-rsid="00563aae" fo:background-color="#ffff00" style:font-size-asian="12.25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bold" officeooo:rsid="002e3623" officeooo:paragraph-rsid="002e3623" style:font-size-asian="14pt" style:font-weight-asian="bold" style:font-size-complex="14pt" style:font-weight-complex="bold"/>
    </style:style>
    <style:style style:name="P97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4pt" style:font-weight-asian="bold" style:font-size-complex="14pt" style:font-weight-complex="bold"/>
    </style:style>
    <style:style style:name="P98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99b40" officeooo:paragraph-rsid="00399b40" style:font-size-asian="14pt" style:font-weight-asian="bold" style:font-size-complex="14pt" style:font-weight-complex="bold"/>
    </style:style>
    <style:style style:name="P9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1dd493" officeooo:paragraph-rsid="002f38c4" style:font-size-asian="12.25pt" style:font-weight-asian="bold" style:font-size-complex="14pt" style:font-weight-complex="bold"/>
    </style:style>
    <style:style style:name="P10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2.25pt" style:font-weight-asian="bold" style:font-size-complex="14pt" style:font-weight-complex="bold"/>
    </style:style>
    <style:style style:name="P10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16d4c" officeooo:paragraph-rsid="00416d4c" style:font-size-asian="12.25pt" style:font-weight-asian="bold" style:font-size-complex="14pt" style:font-weight-complex="bold"/>
    </style:style>
    <style:style style:name="P10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1ea1b" officeooo:paragraph-rsid="0041ea1b" style:font-size-asian="12.25pt" style:font-weight-asian="bold" style:font-size-complex="14pt" style:font-weight-complex="bold"/>
    </style:style>
    <style:style style:name="P10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0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0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72d38" officeooo:paragraph-rsid="00572d38" style:font-size-asian="12.25pt" style:font-weight-asian="bold" style:font-size-complex="14pt" style:font-weight-complex="bold"/>
    </style:style>
    <style:style style:name="P10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e30db" officeooo:paragraph-rsid="005e30db" style:font-size-asian="12.25pt" style:font-weight-asian="bold" style:font-size-complex="14pt" style:font-weight-complex="bold"/>
    </style:style>
    <style:style style:name="P107" style:family="paragraph" style:parent-style-name="Standard" style:list-style-name="L4">
      <style:paragraph-properties fo:text-align="start" style:justify-single-word="false"/>
      <style:text-properties fo:font-size="14pt" officeooo:paragraph-rsid="00286da6" style:font-size-asian="14pt" style:font-size-complex="14pt"/>
    </style:style>
    <style:style style:name="P108" style:family="paragraph" style:parent-style-name="Standard" style:list-style-name="L6">
      <style:paragraph-properties fo:text-align="start" style:justify-single-word="false"/>
      <style:text-properties fo:font-size="14pt" officeooo:paragraph-rsid="0030ddd4" style:font-size-asian="14pt" style:font-size-complex="14pt"/>
    </style:style>
    <style:style style:name="P109" style:family="paragraph" style:parent-style-name="Standard" style:list-style-name="L6">
      <style:paragraph-properties fo:line-height="100%" fo:text-align="start" style:justify-single-word="false"/>
      <style:text-properties fo:font-size="14pt" fo:font-weight="normal" officeooo:rsid="002ef7df" officeooo:paragraph-rsid="002ef7df" style:font-size-asian="14pt" style:font-weight-asian="normal" style:font-size-complex="14pt" style:font-weight-complex="normal"/>
    </style:style>
    <style:style style:name="P110" style:family="paragraph" style:parent-style-name="Standard" style:list-style-name="L6">
      <style:paragraph-properties fo:text-align="start" style:justify-single-word="false"/>
      <style:text-properties fo:font-size="14pt" fo:font-weight="normal" officeooo:rsid="0043c8f7" officeooo:paragraph-rsid="0043c8f7" style:font-size-asian="14pt" style:font-weight-asian="normal" style:font-size-complex="14pt" style:font-weight-complex="normal"/>
    </style:style>
    <style:style style:name="P111" style:family="paragraph" style:parent-style-name="Standard" style:list-style-name="L6">
      <style:paragraph-properties fo:text-align="start" style:justify-single-word="false"/>
      <style:text-properties fo:font-size="14pt" fo:font-weight="normal" officeooo:rsid="00399b40" officeooo:paragraph-rsid="00399b40" style:font-size-asian="14pt" style:font-weight-asian="normal" style:font-size-complex="14pt" style:font-weight-complex="normal"/>
    </style:style>
    <style:style style:name="P112" style:family="paragraph" style:parent-style-name="Standard" style:list-style-name="L6">
      <style:paragraph-properties fo:text-align="start" style:justify-single-word="false"/>
      <style:text-properties fo:font-size="14pt" fo:font-weight="normal" officeooo:rsid="0043c8f7" officeooo:paragraph-rsid="0043c8f7" style:font-size-asian="12.25pt" style:font-weight-asian="normal" style:font-size-complex="14pt" style:font-weight-complex="normal"/>
    </style:style>
    <style:style style:name="P113" style:family="paragraph" style:parent-style-name="Standard" style:list-style-name="L6">
      <style:paragraph-properties fo:text-align="start" style:justify-single-word="false"/>
      <style:text-properties fo:font-size="14pt" officeooo:rsid="003ace3e" officeooo:paragraph-rsid="003ace3e" style:font-size-asian="12.25pt" style:font-size-complex="14pt"/>
    </style:style>
    <style:style style:name="P114" style:family="paragraph" style:parent-style-name="Standard" style:list-style-name="L6">
      <style:paragraph-properties fo:text-align="start" style:justify-single-word="false"/>
      <style:text-properties fo:font-size="14pt" officeooo:rsid="00401c3a" officeooo:paragraph-rsid="00401c3a" style:font-size-asian="12.25pt" style:font-size-complex="14pt"/>
    </style:style>
    <style:style style:name="P115" style:family="paragraph" style:parent-style-name="Standard" style:list-style-name="L5">
      <style:paragraph-properties fo:text-align="start" style:justify-single-word="false"/>
      <style:text-properties fo:font-size="12pt" officeooo:paragraph-rsid="00286da6" style:font-size-asian="12pt" style:font-size-complex="12pt"/>
    </style:style>
    <style:style style:name="P116" style:family="paragraph" style:parent-style-name="Standard" style:list-style-name="L5">
      <style:paragraph-properties fo:text-align="start" style:justify-single-word="false"/>
      <style:text-properties fo:font-size="12pt" officeooo:rsid="0027f67a" officeooo:paragraph-rsid="00286da6" style:font-size-asian="12pt" style:font-size-complex="12pt"/>
    </style:style>
    <style:style style:name="P117" style:family="paragraph" style:parent-style-name="Standard" style:list-style-name="L5">
      <style:paragraph-properties fo:text-align="start" style:justify-single-word="false"/>
      <style:text-properties fo:font-size="12pt" fo:language="ru" fo:country="RU" fo:font-weight="normal" officeooo:rsid="0027f67a" officeooo:paragraph-rsid="00286da6" style:font-size-asian="12pt" style:font-weight-asian="normal" style:font-size-complex="12pt" style:font-weight-complex="normal"/>
    </style:style>
    <style:style style:name="P118" style:family="paragraph" style:parent-style-name="Standard" style:list-style-name="L6">
      <style:paragraph-properties fo:line-height="100%" fo:text-align="start" style:justify-single-word="false"/>
      <style:text-properties fo:color="#3465a4" loext:opacity="100%" fo:font-weight="normal" officeooo:paragraph-rsid="002c1e7b" style:font-weight-asian="normal" style:font-weight-complex="normal"/>
    </style:style>
    <style:style style:name="P119" style:family="paragraph" style:parent-style-name="Standard" style:list-style-name="L6">
      <style:paragraph-properties fo:line-height="100%" fo:text-align="start" style:justify-single-word="false"/>
      <style:text-properties fo:font-weight="bold" officeooo:paragraph-rsid="002cb035" style:font-weight-asian="bold" style:font-weight-complex="bold"/>
    </style:style>
    <style:style style:name="P120" style:family="paragraph" style:parent-style-name="Standard" style:list-style-name="L6">
      <style:paragraph-properties fo:line-height="100%" fo:text-align="start" style:justify-single-word="false"/>
      <style:text-properties officeooo:paragraph-rsid="002e3623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officeooo:rsid="0027f67a" style:font-weight-asian="normal" style:font-weight-complex="normal"/>
    </style:style>
    <style:style style:name="T4" style:family="text">
      <style:text-properties fo:language="ru" fo:country="RU" fo:font-weight="normal" officeooo:rsid="00240c09" style:font-weight-asian="normal" style:font-weight-complex="normal"/>
    </style:style>
    <style:style style:name="T5" style:family="text">
      <style:text-properties fo:language="ru" fo:country="RU" fo:font-weight="normal" officeooo:rsid="0030ddd4" style:font-weight-asian="normal" style:font-weight-complex="normal"/>
    </style:style>
    <style:style style:name="T6" style:family="text">
      <style:text-properties fo:language="ru" fo:country="RU" fo:font-weight="normal" officeooo:rsid="00416d4c" style:font-weight-asian="normal" style:font-weight-complex="normal"/>
    </style:style>
    <style:style style:name="T7" style:family="text">
      <style:text-properties fo:language="ru" fo:country="RU" fo:font-weight="normal" officeooo:rsid="0045608b" style:font-weight-asian="normal" style:font-weight-complex="normal"/>
    </style:style>
    <style:style style:name="T8" style:family="text">
      <style:text-properties fo:language="ru" fo:country="RU" fo:font-weight="normal" officeooo:rsid="0030ddd4" fo:background-color="#ffff00" loext:char-shading-value="0" style:font-weight-asian="normal" style:font-weight-complex="normal"/>
    </style:style>
    <style:style style:name="T9" style:family="text">
      <style:text-properties fo:language="ru" fo:country="RU" fo:font-weight="normal" officeooo:rsid="0032c35f" fo:background-color="#ffff00" loext:char-shading-value="0" style:font-weight-asian="normal" style:font-weight-complex="normal"/>
    </style:style>
    <style:style style:name="T10" style:family="text">
      <style:text-properties fo:language="ru" fo:country="RU" officeooo:rsid="002f38c4"/>
    </style:style>
    <style:style style:name="T11" style:family="text">
      <style:text-properties fo:language="ru" fo:country="RU" officeooo:rsid="0036823e"/>
    </style:style>
    <style:style style:name="T12" style:family="text">
      <style:text-properties fo:language="ru" fo:country="RU" fo:font-weight="bold" officeooo:rsid="0037f2bb" style:font-weight-asian="bold" style:font-weight-complex="bold"/>
    </style:style>
    <style:style style:name="T13" style:family="text">
      <style:text-properties fo:language="ru" fo:country="RU" officeooo:rsid="00399b40"/>
    </style:style>
    <style:style style:name="T14" style:family="text">
      <style:text-properties fo:language="ru" fo:country="RU" officeooo:rsid="003ace3e"/>
    </style:style>
    <style:style style:name="T15" style:family="text">
      <style:text-properties fo:language="ru" fo:country="RU" officeooo:rsid="0044a598"/>
    </style:style>
    <style:style style:name="T16" style:family="text">
      <style:text-properties fo:language="ru" fo:country="RU" officeooo:rsid="003e5e09" fo:background-color="#ffff00" loext:char-shading-value="0"/>
    </style:style>
    <style:style style:name="T17" style:family="text">
      <style:text-properties officeooo:rsid="001d3385"/>
    </style:style>
    <style:style style:name="T18" style:family="text">
      <style:text-properties fo:font-weight="bold" officeooo:rsid="001d3385" style:font-weight-asian="bold" style:font-weight-complex="bold"/>
    </style:style>
    <style:style style:name="T19" style:family="text">
      <style:text-properties fo:font-weight="bold" officeooo:rsid="00240c09" style:font-weight-asian="bold" style:font-weight-complex="bold"/>
    </style:style>
    <style:style style:name="T20" style:family="text">
      <style:text-properties fo:font-weight="bold" officeooo:rsid="00240c09" fo:background-color="#729fcf" loext:char-shading-value="0" style:font-weight-asian="bold" style:font-weight-complex="bold"/>
    </style:style>
    <style:style style:name="T21" style:family="text">
      <style:text-properties fo:font-weight="bold" officeooo:rsid="0022d280" fo:background-color="#f10d0c" loext:char-shading-value="0" style:font-weight-asian="bold" style:font-weight-complex="bold"/>
    </style:style>
    <style:style style:name="T22" style:family="text">
      <style:text-properties fo:font-weight="bold" officeooo:rsid="001d3385" fo:background-color="#1e6a39" loext:char-shading-value="0" style:font-weight-asian="bold" style:font-weight-complex="bold"/>
    </style:style>
    <style:style style:name="T23" style:family="text">
      <style:text-properties officeooo:rsid="001fd3e6"/>
    </style:style>
    <style:style style:name="T24" style:family="text">
      <style:text-properties fo:background-color="#ea7500" loext:char-shading-value="0"/>
    </style:style>
    <style:style style:name="T25" style:family="text">
      <style:text-properties officeooo:rsid="0027f67a"/>
    </style:style>
    <style:style style:name="T26" style:family="text"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T27" style:family="text">
      <style:text-properties fo:font-size="14pt" fo:language="ru" fo:country="RU" fo:font-weight="normal" officeooo:rsid="002e3623" style:font-size-asian="12.25pt" style:font-weight-asian="normal" style:font-size-complex="14pt" style:font-weight-complex="normal"/>
    </style:style>
    <style:style style:name="T28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language="ru" fo:country="RU" officeooo:rsid="00286da6" style:font-size-asian="14pt" style:font-size-complex="14pt"/>
    </style:style>
    <style:style style:name="T30" style:family="text">
      <style:text-properties fo:font-size="14pt" fo:language="ru" fo:country="RU" officeooo:rsid="002c1e7b" style:font-size-asian="14pt" style:font-size-complex="14pt"/>
    </style:style>
    <style:style style:name="T31" style:family="text">
      <style:text-properties fo:font-size="14pt" fo:language="ru" fo:country="RU" officeooo:rsid="002cb035" style:font-size-asian="14pt" style:font-size-complex="14pt"/>
    </style:style>
    <style:style style:name="T32" style:family="text">
      <style:text-properties fo:font-size="14pt" fo:language="ru" fo:country="RU" fo:font-style="normal" fo:font-weight="bold" officeooo:rsid="002cb035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size="14pt" fo:language="ru" fo:country="RU" fo:font-style="normal" fo:font-weight="bold" officeooo:rsid="002e3623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officeooo:rsid="002c1e7b"/>
    </style:style>
    <style:style style:name="T35" style:family="text">
      <style:text-properties officeooo:rsid="0030ddd4"/>
    </style:style>
    <style:style style:name="T36" style:family="text">
      <style:text-properties officeooo:rsid="0032c35f"/>
    </style:style>
    <style:style style:name="T37" style:family="text">
      <style:text-properties officeooo:rsid="00341c2a"/>
    </style:style>
    <style:style style:name="T38" style:family="text">
      <style:text-properties officeooo:rsid="0034f83b"/>
    </style:style>
    <style:style style:name="T39" style:family="text">
      <style:text-properties officeooo:rsid="0035af59"/>
    </style:style>
    <style:style style:name="T40" style:family="text">
      <style:text-properties officeooo:rsid="0035dd6e"/>
    </style:style>
    <style:style style:name="T41" style:family="text">
      <style:text-properties officeooo:rsid="0038c3f2"/>
    </style:style>
    <style:style style:name="T42" style:family="text">
      <style:text-properties officeooo:rsid="0044a598"/>
    </style:style>
    <style:style style:name="T43" style:family="text">
      <style:text-properties officeooo:rsid="004f16c9"/>
    </style:style>
    <style:style style:name="T44" style:family="text">
      <style:text-properties officeooo:rsid="0053afd0"/>
    </style:style>
    <style:style style:name="T45" style:family="text">
      <style:text-properties officeooo:rsid="00558b1a"/>
    </style:style>
    <style:style style:name="T46" style:family="text">
      <style:text-properties officeooo:rsid="00563aae"/>
    </style:style>
    <style:style style:name="T47" style:family="text">
      <style:text-properties officeooo:rsid="00572d38"/>
    </style:style>
    <style:style style:name="T48" style:family="text">
      <style:text-properties officeooo:rsid="00592798"/>
    </style:style>
    <style:style style:name="T49" style:family="text">
      <style:text-properties officeooo:rsid="005a725f"/>
    </style:style>
    <style:style style:name="T50" style:family="text">
      <style:text-properties fo:background-color="#ffff00" loext:char-shading-value="0"/>
    </style:style>
    <style:style style:name="T51" style:family="text">
      <style:text-properties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▹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ограмма для изучения новых слов</text:p>
      <text:p text:style-name="P1"/>
      <text:p text:style-name="P1"/>
      <text:p text:style-name="P1"/>
      <text:p text:style-name="P1"/>
      <text:p text:style-name="P1"/>
      <text:p text:style-name="P1">Техническое задание</text:p>
      <text:p text:style-name="P1"/>
      <text:p text:style-name="P8"><text:tab/><text:span text:style-name="T24">Какие задачи должна решать программа?</text:span></text:p>
      <text:p text:style-name="P8"/>
      <text:list text:style-name="L1">
        <text:list-item>
          <text:p text:style-name="P44">Программа должна экономить время человека учащего иностранные слова. <text:span text:style-name="T17">Все рутинные задачи которые появляются в процессе изучения новых слов, но при этом никак не способствующие ускорению обучения должны решаться программой. </text:span></text:p>
        </text:list-item>
      </text:list>
      <text:p text:style-name="P12"/>
      <text:p text:style-name="P12"><text:tab/><text:span text:style-name="T22">Какие функции должна выполнять программа?</text:span></text:p>
      <text:p text:style-name="P12"><text:span text:style-name="T18"/></text:p>
      <text:list text:style-name="L2">
        <text:list-item>
          <text:p text:style-name="P45">Быстро показывать перевод слова.</text:p>
        </text:list-item>
        <text:list-item>
          <text:p text:style-name="P45">Сортировать слова в хаотичном порядке.</text:p>
        </text:list-item>
        <text:list-item>
          <text:p text:style-name="P45">Для повторения ранее изученных слов должна быть возможность перемещаться между списками слов.</text:p>
        </text:list-item>
        <text:list-item>
          <text:p text:style-name="P45">Для слов которые очень тяжело учатся должна быть возможность выделить именно их <text:span text:style-name="T23">для изучения</text:span>— чтобы не тратить время на те слова что уже хорошо выучены.</text:p>
        </text:list-item>
        <text:list-item>
          <text:p text:style-name="P45">Получать слова из Github-репозитория.</text:p>
        </text:list-item>
        <text:list-item>
          <text:p text:style-name="P45">Отправлять новые слова на Github-репозиторий.</text:p>
        </text:list-item>
        <text:list-item>
          <text:p text:style-name="P45">Иметь удобный редактор для создания нового списка слов.</text:p>
        </text:list-item>
        <text:list-item>
          <text:p text:style-name="P46">Иметь возможность редактировать уже созданный список.</text:p>
        </text:list-item>
        <text:list-item>
          <text:p text:style-name="P48">Иметь возможность находить списки, перевод или исходные слова по искомому значению.</text:p>
        </text:list-item>
        <text:list-item>
          <text:p text:style-name="P48">Иметь возможность сортировать списки по дате. </text:p>
        </text:list-item>
        <text:list-item>
          <text:p text:style-name="P48">Иметь возможность делить слишком большой список на временные более маленькие списки.</text:p>
        </text:list-item>
        <text:list-item>
          <text:p text:style-name="P48">Иметь возможность обьединять маленькие списки во временный большой список для удобства изучения.</text:p>
        </text:list-item>
        <text:list-item>
          <text:p text:style-name="P50">Общие сведения.</text:p>
        </text:list-item>
        <text:list-item>
          <text:p text:style-name="P52">Иметь возможность переключаться между языками.</text:p>
        </text:list-item>
      </text:list>
      <text:p text:style-name="P13"/>
      <text:p text:style-name="P13"><text:tab/><text:span text:style-name="T21">В какие сроки должна быть реализована программа?</text:span></text:p>
      <text:p text:style-name="P13"/>
      <text:list text:style-name="L3">
        <text:list-item>
          <text:p text:style-name="P47">По <text:span text:style-name="T42">24</text:span> сентября 2024 года.</text:p>
        </text:list-item>
      </text:list>
      <text:p text:style-name="P14"/>
      <text:p text:style-name="P15"><text:soft-page-break/></text:p>
      <text:p text:style-name="P15"><text:tab/><text:span text:style-name="T20">Порядок реализации программы.</text:span></text:p>
      <text:p text:style-name="P14"><text:span text:style-name="T19"/></text:p>
      <text:list xml:id="list4176104048" text:style-name="L4">
        <text:list-item>
          <text:p text:style-name="P78">Определить исходя из описанных функций программы необходимые для ее работы кнопки <text:span text:style-name="T34">и жесты</text:span>.</text:p>
        </text:list-item>
        <text:list-item>
          <text:p text:style-name="P107"><text:span text:style-name="T7">В процессе разработки о</text:span><text:span text:style-name="T4">пределить соглашение по именованию:</text:span></text:p>
        </text:list-item>
      </text:list>
      <text:list text:style-name="L5">
        <text:list-item>
          <text:list>
            <text:list-item>
              <text:p text:style-name="P115"><text:span text:style-name="T3">CSS-классов</text:span><text:span text:style-name="T4">,</text:span></text:p>
            </text:list-item>
            <text:list-item>
              <text:p text:style-name="P116"><text:span text:style-name="T4">F</text:span><text:span text:style-name="T2">rontend классов и функций,</text:span></text:p>
            </text:list-item>
            <text:list-item>
              <text:p text:style-name="P117">Backend классов и функций,</text:p>
            </text:list-item>
            <text:list-item>
              <text:p text:style-name="P116">баз данных.</text:p>
            </text:list-item>
          </text:list>
        </text:list-item>
      </text:list>
      <text:list text:continue-list="list4176104048" text:style-name="L4">
        <text:list-item>
          <text:p text:style-name="P79">Развернуть Git-сервер на старом ноутбуке.</text:p>
        </text:list-item>
        <text:list-item>
          <text:p text:style-name="P80">Протестировать работоспособность и правильность настройки Git-сервера на тестовом репозитории.</text:p>
        </text:list-item>
        <text:list-item>
          <text:p text:style-name="P53">Сверстать дизайн для компьютерной версии, телефона и планшета.</text:p>
        </text:list-item>
        <text:list-item>
          <text:p text:style-name="P53">Написать <text:span text:style-name="T25">unit-</text:span>тесты для frontend функционала.</text:p>
        </text:list-item>
        <text:list-item>
          <text:p text:style-name="P53">Написать <text:span text:style-name="T25">unit-</text:span>тесты для backend функционала.</text:p>
        </text:list-item>
        <text:list-item>
          <text:p text:style-name="P54">Написать интеграционные тесты для проверки правильности настройки и работы баз данных.</text:p>
        </text:list-item>
        <text:list-item>
          <text:p text:style-name="P54">Реализовать логику frontend функционала.</text:p>
        </text:list-item>
        <text:list-item>
          <text:p text:style-name="P54">Реализовать логику backend функционала.</text:p>
        </text:list-item>
      </text:list>
      <text:p text:style-name="P21"/>
      <text:p text:style-name="P21"/>
      <text:p text:style-name="P21"/>
      <text:p text:style-name="P6"/>
      <text:p text:style-name="P6"/>
      <text:p text:style-name="P6"/>
      <text:p text:style-name="P7"/>
      <text:p text:style-name="P7"/>
      <text:p text:style-name="P4">Реализация программы</text:p>
      <text:p text:style-name="P40"/>
      <text:list text:style-name="L6">
        <text:list-item>
          <text:p text:style-name="P118"><text:span text:style-name="T29">Определить исходя из описанных функций программы необходимые для ее работы кнопки </text:span><text:span text:style-name="T30">и жесты</text:span><text:span text:style-name="T29">.</text:span></text:p>
        </text:list-item>
      </text:list>
      <text:p text:style-name="P41"><text:span text:style-name="T29"/></text:p>
      <text:list text:continue-numbering="true" text:style-name="L6">
        <text:list-item>
          <text:list>
            <text:list-item>
              <text:p text:style-name="P119"><text:span text:style-name="T30">Быстро пока</text:span><text:span text:style-name="T31">зывать перевод слова.</text:span></text:p>
            </text:list-item>
          </text:list>
        </text:list-item>
      </text:list>
      <text:p text:style-name="P38"><text:span text:style-name="T31"/></text:p>
      <text:list text:continue-numbering="true" text:style-name="L6">
        <text:list-item>
          <text:list>
            <text:list-item>
              <text:list>
                <text:list-item>
                  <text:p text:style-name="P55">Компьютерная версия:</text:p>
                  <text:list>
                    <text:list-item>
                      <text:p text:style-name="P81">по нажатию на пробел.</text:p>
                    </text:list-item>
                    <text:list-item>
                      <text:p text:style-name="P81">по одиночному клику на левую кнопку мыши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span text:style-name="T26"/></text:p>
      <text:list text:continue-numbering="true" text:style-name="L6">
        <text:list-item>
          <text:list>
            <text:list-item>
              <text:list>
                <text:list-item>
                  <text:p text:style-name="P55">Планшет:</text:p>
                  <text:list>
                    <text:list-item>
                      <text:p text:style-name="P81">по одиночному тапу на экран</text:p>
                    </text:list-item>
                  </text:list>
                </text:list-item>
              </text:list>
            </text:list-item>
          </text:list>
        </text:list-item>
      </text:list>
      <text:p text:style-name="P42"><text:span text:style-name="T26"/></text:p>
      <text:list text:continue-numbering="true" text:style-name="L6">
        <text:list-item>
          <text:list>
            <text:list-item>
              <text:list>
                <text:list-item>
                  <text:p text:style-name="P81">Телефон:</text:p>
                  <text:list>
                    <text:list-item>
                      <text:p text:style-name="P81"><text:soft-page-break/>по одиночному тапу на экран</text:p>
                    </text:list-item>
                  </text:list>
                </text:list-item>
              </text:list>
            </text:list-item>
            <text:list-item>
              <text:p text:style-name="P120"><text:span text:style-name="T32">Сортировать </text:span><text:span text:style-name="T33">слова в хаотичном порядке.</text:span></text:p>
            </text:list-item>
          </text:list>
        </text:list-item>
      </text:list>
      <text:p text:style-name="P39"><text:span text:style-name="T33"/></text:p>
      <text:list text:continue-numbering="true" text:style-name="L6">
        <text:list-item>
          <text:list>
            <text:list-item>
              <text:list>
                <text:list-item>
                  <text:p text:style-name="P56">Компьютерная версия:</text:p>
                  <text:list>
                    <text:list-item>
                      <text:p text:style-name="P82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27"/></text:p>
      <text:list text:continue-numbering="true" text:style-name="L6">
        <text:list-item>
          <text:list>
            <text:list-item>
              <text:list>
                <text:list-item>
                  <text:p text:style-name="P82">Планшет:</text:p>
                  <text:list>
                    <text:list-item>
                      <text:p text:style-name="P82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2"/></text:p>
      <text:list text:continue-numbering="true" text:style-name="L6">
        <text:list-item>
          <text:list>
            <text:list-item>
              <text:list>
                <text:list-item>
                  <text:p text:style-name="P82">Телефон:</text:p>
                  <text:list>
                    <text:list-item>
                      <text:p text:style-name="P82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2"/></text:p>
      <text:list text:continue-numbering="true" text:style-name="L6">
        <text:list-item>
          <text:list>
            <text:list-item>
              <text:p text:style-name="P96">Для повторения ранее изученных слов должна быть возможность перемещаться между списками слов.</text:p>
            </text:list-item>
          </text:list>
        </text:list-item>
      </text:list>
      <text:p text:style-name="P25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83">Компьютерная версия:</text:p>
                  <text:list>
                    <text:list-item>
                      <text:p text:style-name="P83"><text:span text:style-name="T50">панель справа содержит ссылки на списки слов</text:span>, наименование ссылок это дата создания списка</text:p>
                    </text:list-item>
                    <text:list-item>
                      <text:p text:style-name="P84">по умолчанию выбранный список это последний созданный список</text:p>
                    </text:list-item>
                    <text:list-item>
                      <text:p text:style-name="P84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1"/></text:p>
      <text:list xml:id="list194848246609233" text:continue-numbering="true" text:style-name="L6">
        <text:list-item>
          <text:list>
            <text:list-item>
              <text:list>
                <text:list-item>
                  <text:p text:style-name="P83">Планшет:</text:p>
                  <text:list>
                    <text:list-item>
                      <text:p text:style-name="P109"><text:span text:style-name="T1">при помощи свайпа вправо открывается панель со ссылками на списки слов, занимает часть экрана, слегка затемняя основную страницу, </text:span><text:span text:style-name="T11">наименование ссылок это дата создания списка</text:span></text:p>
                    </text:list-item>
                    <text:list-item>
                      <text:p text:style-name="P83">свайпом влево панель со ссылками скрывается возвращаясь обратно</text:p>
                    </text:list-item>
                    <text:list-item>
                      <text:p text:style-name="P109"><text:span text:style-name="T1">при </text:span><text:span text:style-name="T10">нажатии на затемненную часть экрана панель со ссылками скрывается возвращаясь обратно как при свайпе влево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p text:style-name="P85">по умолчанию выбранный список это последний созданный список</text:p>
                    </text:list-item>
                    <text:list-item>
                      <text:p text:style-name="P85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1"/></text:p>
      <text:list xml:id="list194847760483120" text:continue-list="list194848246609233" text:style-name="L6">
        <text:list-item>
          <text:list>
            <text:list-item>
              <text:list>
                <text:list-item>
                  <text:p text:style-name="P83">Телефон:</text:p>
                  <text:list>
                    <text:list-item>
                      <text:p text:style-name="P109"><text:span text:style-name="T1">при помощи свайпа вправо открывается панель со ссылками на списки слов, </text:span><text:span text:style-name="T10">занимает весь экран</text:span></text:p>
                    </text:list-item>
                    <text:list-item>
                      <text:p text:style-name="P87">свайпом влево панель со ссылками на списки слов скрывается возвращаясь обратно</text:p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86">по умолчанию выбранный список это последний созданный список</text:p>
                    </text:list-item>
                    <text:list-item>
                      <text:p text:style-name="P86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31"><text:soft-page-break/></text:p>
      <text:list text:continue-list="list194847760483120" text:style-name="L6">
        <text:list-item>
          <text:list>
            <text:list-item>
              <text:p text:style-name="P99">Для слов которые очень тяжело учатся должна быть возможность выделить именно их <text:span text:style-name="T23">для изучения </text:span>— чтобы не тратить время на те слова что уже хорошо выучены.</text:p>
            </text:list-item>
          </text:list>
        </text:list-item>
      </text:list>
      <text:p text:style-name="P9"/>
      <text:list text:continue-numbering="true" text:style-name="L6">
        <text:list-item>
          <text:list>
            <text:list-item>
              <text:list>
                <text:list-item>
                  <text:p text:style-name="P57">Компьютерная версия:</text:p>
                  <text:list>
                    <text:list-item>
                      <text:p text:style-name="P57">одиночным кликом правой кнопкой мыши выделяется труднозапоминающееся слово, такие слова <text:span text:style-name="T35">имеют</text:span> фон текста отличающегося от обычных слов</text:p>
                    </text:list-item>
                    <text:list-item>
                      <text:p text:style-name="P58">на панели со ссылками в самой верхней ее части <text:span text:style-name="T38">при наличии выделенных слов имеется кнопка «создать подсписок», когда выделенных слов нет — нет и кнопки</text:span></text:p>
                    </text:list-item>
                    <text:list-item>
                      <text:p text:style-name="P108"><text:span text:style-name="T5">«подсписок трудных слов» можно создать и из такого же «подсписка», </text:span><text:span text:style-name="T8">«подсписок подсписка» находится в той же области </text:span><text:span text:style-name="T9">(между верхней области кнопок и нижней области основных списков)</text:span><text:span text:style-name="T8"> </text:span><text:span text:style-name="T9">где и его родительский подсписок но порядком выше его</text:span></text:p>
                    </text:list-item>
                    <text:list-item>
                      <text:p text:style-name="P59">при наведении на ссылку списка появляется кнопка удаления «подсписка»</text:p>
                    </text:list-item>
                    <text:list-item>
                      <text:p text:style-name="P60">выбра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text:continue-numbering="true" text:style-name="L6">
        <text:list-item>
          <text:list>
            <text:list-item>
              <text:list>
                <text:list-item>
                  <text:p text:style-name="P57">Планшет:</text:p>
                  <text:list>
                    <text:list-item>
                      <text:p text:style-name="P57">удерживание пальца на слове выдел<text:span text:style-name="T36">яет его как труднозапоминающееся</text:span></text:p>
                    </text:list-item>
                    <text:list-item>
                      <text:p text:style-name="P61">если выделено хотя бы одно слово — <text:span text:style-name="T37">внизу</text:span> появляется кнопка «создать <text:span text:style-name="T40">под</text:span>список»</text:p>
                    </text:list-item>
                    <text:list-item>
                      <text:p text:style-name="P60">на открытой панели, <text:span text:style-name="T39">в области «подсписков» — кнопка удаления «подсписка» есть всегда и находится напротив ссылки на «подсписок»</text:span></text:p>
                    </text:list-item>
                    <text:list-item>
                      <text:p text:style-name="P62">выбран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text:continue-numbering="true" text:style-name="L6">
        <text:list-item>
          <text:list>
            <text:list-item>
              <text:list>
                <text:list-item>
                  <text:p text:style-name="P62">Телефон:</text:p>
                  <text:list>
                    <text:list-item>
                      <text:p text:style-name="P62">удерживание пальца на слове выделяет его как трудное</text:p>
                    </text:list-item>
                    <text:list-item>
                      <text:p text:style-name="P62">если выделено хотя бы одно слово — внизу появляется кнопка «создать подсписок»</text:p>
                    </text:list-item>
                    <text:list-item>
                      <text:p text:style-name="P62">на открытой панели, в области «подсписков» - кнопка кдаления «подсписка» есть всегда и находится напротив ссылки на «подсписок»</text:p>
                    </text:list-item>
                    <text:list-item>
                      <text:p text:style-name="P62">выбран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text:continue-numbering="true" text:style-name="L6">
        <text:list-item>
          <text:list>
            <text:list-item>
              <text:p text:style-name="P100">Получать слова из Github-репозитория. <text:span text:style-name="T41">&amp;&amp;</text:span></text:p>
            </text:list-item>
            <text:list-item>
              <text:p text:style-name="P97">Оправлять новые слова на Github-репозиторий.</text:p>
            </text:list-item>
          </text:list>
        </text:list-item>
      </text:list>
      <text:p text:style-name="P23"><text:span text:style-name="T12"/></text:p>
      <text:list text:continue-numbering="true" text:style-name="L6">
        <text:list-item>
          <text:list>
            <text:list-item>
              <text:list>
                <text:list-item>
                  <text:p text:style-name="P88">Компьютерная версия:</text:p>
                  <text:list>
                    <text:list-item>
                      <text:p text:style-name="P88">на правой панели в самой верхней ее части есть кнопка синхронизации, при нажатии на нее — когда новые слова есть на github, но отсутствуют локально то данные загрузятся, если наоборот — отправятся</text:p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88">Планшет:</text:p>
                  <text:list>
                    <text:list-item>
                      <text:p text:style-name="P88">на выдвигающейся панели в самой верхней ее части есть кнопка синхронизации, при нажатии на нее — когда новые слова есть на github, но отсутствуют локально то данные загрузятся, если наоборот — отправятся</text:p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88">Телефон:</text:p>
                  <text:list>
                    <text:list-item>
                      <text:p text:style-name="P110"><text:span text:style-name="T13">С</text:span><text:span text:style-name="T1">м. Планшет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pan text:style-name="T13"/></text:p>
      <text:p text:style-name="P32"><text:soft-page-break/><text:span text:style-name="T13"/></text:p>
      <text:list text:continue-numbering="true" text:style-name="L6">
        <text:list-item>
          <text:list>
            <text:list-item>
              <text:p text:style-name="P98">Иметь удобный редактор для создания нового списка слов.</text:p>
            </text:list-item>
          </text:list>
        </text:list-item>
      </text:list>
      <text:p text:style-name="P26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89">Компьютерная версия:</text:p>
                  <text:list>
                    <text:list-item>
                      <text:p text:style-name="P91">на правой панели в самой верхней ее части есть кнопка «+» для создания нового списка слов</text:p>
                    </text:list-item>
                    <text:list-item>
                      <text:p text:style-name="P111"><text:span text:style-name="T1">после открытия пространства для создания нового списка слов — сслыки на уже существующие списки становятся неактивными, </text:span><text:span text:style-name="T14">появляется кнопка «сохранить список», </text:span><text:span text:style-name="T16">а также кнопка «+» меняется на крестик для отмены изменений</text:span></text:p>
                    </text:list-item>
                    <text:list-item>
                      <text:p text:style-name="P90">при нажатии на кнопку «сохранить список» выполняется проверка на:</text:p>
                      <text:list>
                        <text:list-item>
                          <text:p text:style-name="P90">наличие содержимого в списке в принципе</text:p>
                        </text:list-item>
                        <text:list-item>
                          <text:p text:style-name="P90">соответствие количества исходных строк — количеству строк в переводе</text:p>
                        </text:list-item>
                      </text:list>
                    </text:list-item>
                    <text:list-item>
                      <text:p text:style-name="P113"><text:span text:style-name="T2"/>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28"/></text:p>
      <text:list text:continue-numbering="true" text:style-name="L6">
        <text:list-item>
          <text:list>
            <text:list-item>
              <text:list>
                <text:list-item>
                  <text:p text:style-name="P63">Планшет:</text:p>
                  <text:list>
                    <text:list-item>
                      <text:p text:style-name="P63">кнопка «+» для создания нового списка слов находится на выдвигающейся панели в самой верхней ее части </text:p>
                    </text:list-item>
                    <text:list-item>
                      <text:p text:style-name="P114"><text:span text:style-name="T2">после открытия пространства для создания нового списка — </text:span><text:span text:style-name="T6">появляется кнопка «сохранить список», ссылки на списки слов становятся неактивными, а также кнопка «+» меняется на крестик для отмены изменений</text:span></text:p>
                    </text:list-item>
                    <text:list-item>
                      <text:p text:style-name="P49">при нажатии на кнопку «сохранить список» выполняется проверка на:</text:p>
                      <text:list>
                        <text:list-item>
                          <text:p text:style-name="P49">наличие содержимого в списке в принципе</text:p>
                        </text:list-item>
                        <text:list-item>
                          <text:p text:style-name="P49">соответствие количества исходных строк — количеству строк в переводе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2"/></text:p>
      <text:list text:continue-numbering="true" text:style-name="L6">
        <text:list-item>
          <text:list>
            <text:list-item>
              <text:list>
                <text:list-item>
                  <text:p text:style-name="P49">Телефон:</text:p>
                  <text:list>
                    <text:list-item>
                      <text:p text:style-name="P49"><text:s/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2"/></text:p>
      <text:p text:style-name="P37"><text:span text:style-name="T2"/></text:p>
      <text:p text:style-name="P37"><text:span text:style-name="T2"/></text:p>
      <text:p text:style-name="P37"><text:span text:style-name="T2"/></text:p>
      <text:p text:style-name="P37"><text:span text:style-name="T2"/></text:p>
      <text:p text:style-name="P37"><text:span text:style-name="T2"/></text:p>
      <text:p text:style-name="P37"><text:span text:style-name="T2"/></text:p>
      <text:p text:style-name="P37"><text:span text:style-name="T2"/></text:p>
      <text:p text:style-name="P37"><text:span text:style-name="T2"/></text:p>
      <text:p text:style-name="P37"><text:span text:style-name="T2"/></text:p>
      <text:p text:style-name="P37"><text:span text:style-name="T2"/></text:p>
      <text:p text:style-name="P37"><text:span text:style-name="T2"/></text:p>
      <text:p text:style-name="P37"><text:span text:style-name="T2"/></text:p>
      <text:p text:style-name="P37"><text:soft-page-break/><text:span text:style-name="T2"/></text:p>
      <text:list text:continue-numbering="true" text:style-name="L6">
        <text:list-item>
          <text:list>
            <text:list-item>
              <text:p text:style-name="P101">Иметь возможность редактировать уже созданный список.</text:p>
            </text:list-item>
          </text:list>
        </text:list-item>
      </text:list>
      <text:p text:style-name="P27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64">Компьютерная версия:</text:p>
                  <text:list>
                    <text:list-item>
                      <text:p text:style-name="P64">двойной клик левой кнопкой мыши позволяет редактировать необходимую строку 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64">Планшет:</text:p>
                  <text:list>
                    <text:list-item>
                      <text:p text:style-name="P64">двойной тап позволяет редактировать необходимую строку 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64">Телефон:</text:p>
                  <text:list>
                    <text:list-item>
                      <text:p text:style-name="P64">См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1"/></text:p>
      <text:list text:continue-numbering="true" text:style-name="L6">
        <text:list-item>
          <text:list>
            <text:list-item>
              <text:p text:style-name="P102">Иметь возможность находить списки, перевод или исходные слова по искомому значению.</text:p>
            </text:list-item>
          </text:list>
        </text:list-item>
      </text:list>
      <text:p text:style-name="P28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65">Компьютерная версия:</text:p>
                  <text:list>
                    <text:list-item>
                      <text:p text:style-name="P92">строка поиска находится на правой панели в самой верхней её части над кнопками действий</text:p>
                    </text:list-item>
                    <text:list-item>
                      <text:p text:style-name="P112"><text:span text:style-name="T1">при введении искомого значения на время поиска системой нужных значений — области списков и «подсписков» заменяются единственным лоадером чтобы понимать что происходит поиск, в случае успеха — область списков </text:span><text:span text:style-name="T15">и «подсписков» </text:span><text:span text:style-name="T1">будет содержать только те </text:span><text:span text:style-name="T15">ссылки</text:span><text:span text:style-name="T1"> что </text:span><text:span text:style-name="T15">имеют</text:span><text:span text:style-name="T1"> искомые значения, в случае неудачи — </text:span><text:span text:style-name="T15">над</text:span><text:span text:style-name="T1"> поисковым полем появится информация о возникшей ошибке, а списки и «подсписки» вернутся в состояние до поиск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66">Планшет:</text:p>
                  <text:list>
                    <text:list-item>
                      <text:p text:style-name="P66">строка поиска находится на выдвигающейся панели в самой верхней её части над кнопками действий</text:p>
                    </text:list-item>
                    <text:list-item>
                      <text:p text:style-name="P66">при введении искомого значения на время поиска системой нужных значений — область списков и «подсписков» заменяются единственным лоадером чтобы понимать что происходит поиск, в случае успеха — область списков и «подсписков» будет содержать только те ссылки что имеют искомые значения, в случае неудачи — над поисковым полем появится информация о возникшей ошибке, а списки и «подсписки» вернутся в состояние до поиска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66">Телефон:</text:p>
                  <text:list>
                    <text:list-item>
                      <text:p text:style-name="P66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1"/></text:p>
      <text:p text:style-name="P35"><text:span text:style-name="T1"/></text:p>
      <text:p text:style-name="P35"><text:span text:style-name="T1"/></text:p>
      <text:p text:style-name="P35"><text:soft-page-break/><text:span text:style-name="T1"/></text:p>
      <text:list text:continue-numbering="true" text:style-name="L6">
        <text:list-item>
          <text:list>
            <text:list-item>
              <text:p text:style-name="P103">Иметь возможность сортировать списки по дате.</text:p>
            </text:list-item>
          </text:list>
        </text:list-item>
      </text:list>
      <text:p text:style-name="P29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67">Компьютерная версия:</text:p>
                  <text:list>
                    <text:list-item>
                      <text:p text:style-name="P93">на правой панели в самом её низу находятся два сортирующих поля — одно «с (какого числа)», другое «по (какое число)», каждое из которых открывается в форме календаря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68">Планшет:</text:p>
                  <text:list>
                    <text:list-item>
                      <text:p text:style-name="P68">расположение панели как для планшета, <text:span text:style-name="T47">клик левой кнопки мыши заменяется на тап по экрану</text:span> — остальное См. Компьютерная версия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1"/></text:p>
      <text:list text:continue-numbering="true" text:style-name="L6">
        <text:list-item>
          <text:list>
            <text:list-item>
              <text:list>
                <text:list-item>
                  <text:p text:style-name="P68">Телефон:</text:p>
                  <text:list>
                    <text:list-item>
                      <text:p text:style-name="P68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text:continue-numbering="true" text:style-name="L6">
        <text:list-item>
          <text:list>
            <text:list-item>
              <text:p text:style-name="P104">Иметь возможность делить слишком большой список на временные более маленькие списки.</text:p>
              <text:p text:style-name="P104"/>
              <text:list>
                <text:list-item>
                  <text:p text:style-name="P68">Компьютерная версия:</text:p>
                  <text:list>
                    <text:list-item>
                      <text:p text:style-name="P93">на правой панели в самой верхней её части в области кнопок общих действий находится кнопка разделения списка на более маленькие</text:p>
                    </text:list-item>
                    <text:list-item>
                      <text:p text:style-name="P93">по нажатию на кнопку разделения списка — между самой верхней областью для действий и областью списков труднозапоминающихся слов появляется временная область действий для установки параметров разделения списка, со следующими сущностями:</text:p>
                      <text:list>
                        <text:list-item>
                          <text:p text:style-name="P94">кнопка «Разделить список»</text:p>
                        </text:list-item>
                        <text:list-item>
                          <text:p text:style-name="P94">поле для указания на сколько временных списков разделить основной список, количество слов в списках будет высчитываться автоматически</text:p>
                        </text:list-item>
                        <text:list-item>
                          <text:p text:style-name="P94">поле для указания какое количество слов должно содержаться в каждом списке, причем количество списков и количество слов в последнем списке будет высчитываться автоматически</text:p>
                        </text:list-item>
                      </text:list>
                    </text:list-item>
                    <text:list-item>
                      <text:p text:style-name="P69">в области <text:span text:style-name="T43">параметров разделения списков </text:span>без введенных значений активными являются оба поля, при наличии значения хотя бы в одном поле <text:span text:style-name="T43">другое становится неактивным</text:span></text:p>
                    </text:list-item>
                    <text:list-item>
                      <text:p text:style-name="P70">после разделения списка область параметров где были поля и кнопка «Разделить список» — становится областью хранения временных разделенных списков </text:p>
                    </text:list-item>
                    <text:list-item>
                      <text:p text:style-name="P70">удалить можно как отдельный разделенный список так и всю временную область чтобы удалить все разделенные списки</text:p>
                    </text:list-item>
                    <text:list-item>
                      <text:p text:style-name="P70">разделить разделенный список нельзя</text:p>
                    </text:list-item>
                    <text:list-item>
                      <text:p text:style-name="P71"><text:soft-page-break/>в разделенном списке <text:span text:style-name="T44">также можно выделить труднозапоминающиеся слова</text:span></text:p>
                    </text:list-item>
                    <text:list-item>
                      <text:p text:style-name="P72">списки труднозапоминающихся слов которые были созданы из временных разделенных списков <text:span text:style-name="T45">находятся над областью разделенных списков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text:continue-numbering="true" text:style-name="L6">
        <text:list-item>
          <text:list>
            <text:list-item>
              <text:list>
                <text:list-item>
                  <text:p text:style-name="P68">Планшет:</text:p>
                  <text:list>
                    <text:list-item>
                      <text:p text:style-name="P73">расположение панели как для планшета — остальное См. Компьютерная версия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text:continue-numbering="true" text:style-name="L6">
        <text:list-item>
          <text:list>
            <text:list-item>
              <text:list>
                <text:list-item>
                  <text:p text:style-name="P68">Телефон:</text:p>
                  <text:list>
                    <text:list-item>
                      <text:p text:style-name="P73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text:continue-numbering="true" text:style-name="L6">
        <text:list-item>
          <text:list>
            <text:list-item>
              <text:p text:style-name="P104">Иметь возможность обьединять маленькие списки во временный большой список для удобства изучения.</text:p>
              <text:p text:style-name="P104"/>
              <text:list>
                <text:list-item>
                  <text:p text:style-name="P68">Компьютерная версия:</text:p>
                  <text:list>
                    <text:list-item>
                      <text:p text:style-name="P74"><text:span text:style-name="T51">на правой панели в самой верхней её части в области кнопок общих действий — находится кнопка обьединения маленьких списков в один большой, после нажатия на которую ниже области кнопок общих действий появляется временная область показывающая какие списки будут обьединены</text:span></text:p>
                    </text:list-item>
                    <text:list-item>
                      <text:p text:style-name="P74"><text:span text:style-name="T46">к</text:span>лик левой кнопкой мыши по неактивным спискам добавляет эти списки в область обьединения <text:span text:style-name="T46">списков</text:span></text:p>
                    </text:list-item>
                    <text:list-item>
                      <text:p text:style-name="P95">в области обьединения списков в самой нижней её части есть кнопка «Обьединить списки»</text:p>
                    </text:list-item>
                    <text:list-item>
                      <text:p text:style-name="P51">каждый список добавленный в область обьединения, перед завершением обьединения можно отредактировать удалив неинтересующий список</text:p>
                    </text:list-item>
                    <text:list-item>
                      <text:p text:style-name="P95">после завершения обьединения списков — область обьединения становится областью хранения временных обьединенных списков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text:continue-numbering="true" text:style-name="L6">
        <text:list-item>
          <text:list>
            <text:list-item>
              <text:list>
                <text:list-item>
                  <text:p text:style-name="P68">Планшет:</text:p>
                  <text:list>
                    <text:list-item>
                      <text:p text:style-name="P51">расположение панели как для планшета, <text:span text:style-name="T47">клик левой кнопкой мыши заменяется на тап по экрану — остальное См. Компьютерная версия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text:continue-numbering="true" text:style-name="L6">
        <text:list-item>
          <text:list>
            <text:list-item>
              <text:list>
                <text:list-item>
                  <text:p text:style-name="P68">Телефон:</text:p>
                  <text:list>
                    <text:list-item>
                      <text:p text:style-name="P75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list text:continue-numbering="true" text:style-name="L6">
        <text:list-item>
          <text:list>
            <text:list-item>
              <text:p text:style-name="P105"><text:soft-page-break/>Общие сведения.</text:p>
            </text:list-item>
          </text:list>
        </text:list-item>
      </text:list>
      <text:p text:style-name="P11"/>
      <text:list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75"><text:span text:style-name="T48">в</text:span> области изучения слов, все строки должны быть пронумерованы</text:p>
                    </text:list-item>
                    <text:list-item>
                      <text:p text:style-name="P76">при переключении основного списка области временных разделенных списков, временных обединенных списков и списки труднозапоминающихся слов появляются и исчезают в зависимости от принадлежности этих областей к основным спискам</text:p>
                    </text:list-item>
                    <text:list-item>
                      <text:p text:style-name="P76">авторизация пользователя должна происходить посредством отправки токена доступа через <text:span text:style-name="T49">cooki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text:continue-numbering="true" text:style-name="L6">
        <text:list-item>
          <text:list>
            <text:list-item>
              <text:p text:style-name="P106">Иметь возможность переключаться между языками.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3">Ход разработки</text:p>
      <text:p text:style-name="P5"/>
      <text:p text:style-name="P5">10.09.2024</text:p>
      <text:p text:style-name="P10"/>
      <text:list text:style-name="L9">
        <text:list-item>
          <text:p text:style-name="P77">Как писать миксины на scss?</text:p>
          <text:list>
            <text:list-item>
              <text:p text:style-name="P77">Как использовать @if @else в scss?</text:p>
              <text:list>
                <text:list-item>
                  <text:p text:style-name="P77">Как использовать фиксированное имя с переменным?</text:p>
                  <text:list>
                    <text:list-item>
                      <text:p text:style-name="P77">Изучить основы scss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3:49:58.550722138</meta:creation-date>
    <dc:date>2024-09-18T18:00:55.354460009</dc:date>
    <meta:editing-duration>PT6H38M56S</meta:editing-duration>
    <meta:editing-cycles>34</meta:editing-cycles>
    <meta:generator>LibreOffice/24.2.5.2$Linux_X86_64 LibreOffice_project/420$Build-2</meta:generator>
    <meta:document-statistic meta:table-count="0" meta:image-count="0" meta:object-count="0" meta:page-count="11" meta:paragraph-count="172" meta:word-count="1703" meta:character-count="11627" meta:non-whitespace-character-count="10219"/>
  </office:meta>
</office:document-meta>
</file>